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P1</text:p>
          </table:table-cell>
          <table:table-cell table:style-name="ce1" office:value-type="string" calcext:value-type="string">
            <text:p>OP2 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Relational</text:p>
          </table:table-cell>
          <table:table-cell table:style-name="ce1" office:value-type="string" calcext:value-type="string">
            <text:p>And/Or</text:p>
          </table:table-cell>
          <table:table-cell table:number-columns-repeated="1015"/>
        </table:table-row>
        <table:table-row table:style-name="ro1">
          <table:table-cell table:number-columns-repeated="5"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5" table:style-name="ce2" office:value-type="string" calcext:value-type="string">
            <text:p>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number-columns-repeated="7" table:style-name="ce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number-columns-repeated="7" table:style-name="ce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</text:p>
          </table:table-cell>
          <table:table-cell table:number-columns-repeated="7" table:style-name="ce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number-columns-repeated="4" table:style-name="ce3" office:value-type="string" calcext:value-type="string">
            <text:p>R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6" table:style-name="ce3" office:value-type="string" calcext:value-type="string">
            <text:p>R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C</text:p>
          </table:table-cell>
          <table:table-cell table:number-columns-repeated="7"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7"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number-columns-repeated="7" table:style-name="ce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  <table:table-cell table:number-columns-repeated="7" table:style-name="ce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number-columns-repeated="7" table:style-name="ce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 table:style-name="ce4" office:value-type="string" calcext:value-type="string">
            <text:p>C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</text:p>
          </table:table-cell>
          <table:table-cell table:number-columns-repeated="7" table:style-name="ce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number-columns-repeated="7" table:style-name="ce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E</text:p>
          </table:table-cell>
          <table:table-cell table:number-columns-repeated="7" table:style-name="ce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R</text:p>
          </table:table-cell>
          <table:table-cell table:number-columns-repeated="7" table:style-name="ce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C</text:p>
          </table:table-cell>
          <table:table-cell table:number-columns-repeated="7" table:style-name="ce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 table:style-name="ce5" office:value-type="string" calcext:value-type="string">
            <text:p>S</text:p>
          </table:table-cell>
          <table:table-cell table:number-columns-repeated="7" table:style-name="ce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B</text:p>
          </table:table-cell>
          <table:table-cell table:number-columns-repeated="7" table:style-name="ce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E</text:p>
          </table:table-cell>
          <table:table-cell table:number-columns-repeated="7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R</text:p>
          </table:table-cell>
          <table:table-cell table:number-columns-repeated="7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number-columns-repeated="7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S</text:p>
          </table:table-cell>
          <table:table-cell table:number-columns-repeated="7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 table:style-name="ce6" office:value-type="string" calcext:value-type="string">
            <text:p>B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6" office:value-type="string" calcext:value-type="string">
            <text:p>B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lash</meta:initial-creator>
    <meta:creation-date>2019-09-03T17:19:25</meta:creation-date>
    <dc:date>2019-10-07T17:02:26.514382173</dc:date>
    <meta:generator>LibreOffice/6.0.7.3$Linux_X86_64 LibreOffice_project/00m0$Build-3</meta:generator>
    <meta:editing-duration>PT1M7S</meta:editing-duration>
    <meta:editing-cycles>1</meta:editing-cycles>
    <meta:document-statistic meta:table-count="1" meta:cell-count="2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